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>
            <text:p>Image ID</text:p>
          </table:table-cell>
          <table:table-cell office:value-type="string">
            <text:p>QC result</text:p>
          </table:table-cell>
          <table:table-cell office:value-type="string">
            <text:p>Slice</text:p>
          </table:table-cell>
          <table:table-cell office:value-type="string">
            <text:p>Reason</text:p>
          </table:table-cell>
          <table:table-cell/>
        </table:table-row>
        <table:table-row table:style-name="ro1">
          <table:table-cell office:value-type="float" office:value="388919">
            <text:p>38891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2843">
            <text:p>432843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2849">
            <text:p>36284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02045">
            <text:p>40204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2792">
            <text:p>432792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1549">
            <text:p>35154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2788">
            <text:p>432788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561">
            <text:p>34956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98390">
            <text:p>39839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2785">
            <text:p>43278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7694">
            <text:p>35769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0509">
            <text:p>35050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16096">
            <text:p>41609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2784">
            <text:p>43278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2860">
            <text:p>36286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785">
            <text:p>34978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2782">
            <text:p>432782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2858">
            <text:p>362858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0510">
            <text:p>35051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94759">
            <text:p>39475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7704">
            <text:p>357704</text:p>
          </table:table-cell>
          <table:table-cell office:value-type="string">
            <text:p>Good</text:p>
          </table:table-cell>
          <table:table-cell office:value-type="float" office:value="165">
            <text:p>165</text:p>
          </table:table-cell>
          <table:table-cell office:value-type="string">
            <text:p>Dura</text:p>
          </table:table-cell>
          <table:table-cell/>
        </table:table-row>
        <table:table-row table:style-name="ro1">
          <table:table-cell office:value-type="float" office:value="339168">
            <text:p>339168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08046">
            <text:p>30804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1775">
            <text:p>43177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1875">
            <text:p>43187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7718">
            <text:p>357718</text:p>
          </table:table-cell>
          <table:table-cell office:value-type="string">
            <text:p>Good</text:p>
          </table:table-cell>
          <table:table-cell office:value-type="float" office:value="127">
            <text:p>127</text:p>
          </table:table-cell>
          <table:table-cell office:value-type="string">
            <text:p>Motion</text:p>
          </table:table-cell>
          <table:table-cell/>
        </table:table-row>
        <table:table-row table:style-name="ro1">
          <table:table-cell office:value-type="float" office:value="322949">
            <text:p>32294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2974">
            <text:p>36297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74497">
            <text:p>374497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15831">
            <text:p>41583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26523">
            <text:p>326523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26525">
            <text:p>326525</text:p>
          </table:table-cell>
          <table:table-cell office:value-type="string">
            <text:p>Bad</text:p>
          </table:table-cell>
          <table:table-cell office:value-type="float" office:value="138">
            <text:p>138</text:p>
          </table:table-cell>
          <table:table-cell office:value-type="string">
            <text:p>Mosaic</text:p>
          </table:table-cell>
          <table:table-cell/>
        </table:table-row>
        <table:table-row table:style-name="ro1">
          <table:table-cell office:value-type="float" office:value="362986">
            <text:p>36298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14366">
            <text:p>41436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00946">
            <text:p>30094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21266">
            <text:p>32126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590">
            <text:p>34959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4674">
            <text:p>36467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820">
            <text:p>34982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2989">
            <text:p>36298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74470">
            <text:p>37447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16010">
            <text:p>41601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866">
            <text:p>349866</text:p>
          </table:table-cell>
          <table:table-cell office:value-type="string">
            <text:p>Bad</text:p>
          </table:table-cell>
          <table:table-cell office:value-type="float" office:value="166">
            <text:p>166</text:p>
          </table:table-cell>
          <table:table-cell office:value-type="string">
            <text:p>artifact</text:p>
          </table:table-cell>
          <table:table-cell office:value-type="float" office:value="5019">
            <text:p>5019</text:p>
          </table:table-cell>
        </table:table-row>
        <table:table-row table:style-name="ro1">
          <table:table-cell office:value-type="float" office:value="362991">
            <text:p>36299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74462">
            <text:p>374462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17072">
            <text:p>417072</text:p>
          </table:table-cell>
          <table:table-cell office:value-type="string">
            <text:p>Bad</text:p>
          </table:table-cell>
          <table:table-cell office:value-type="float" office:value="168">
            <text:p>168</text:p>
          </table:table-cell>
          <table:table-cell office:value-type="string">
            <text:p>artifact</text:p>
          </table:table-cell>
          <table:table-cell/>
        </table:table-row>
        <table:table-row table:style-name="ro1">
          <table:table-cell office:value-type="float" office:value="229343">
            <text:p>229343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50625">
            <text:p>25062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72676">
            <text:p>27267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05607">
            <text:p>305607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7854">
            <text:p>35785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74642">
            <text:p>374642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98340">
            <text:p>39834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37705">
            <text:p>43770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91895">
            <text:p>29189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34182">
            <text:p>334182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605">
            <text:p>34960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96409">
            <text:p>29640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889">
            <text:p>34988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2950">
            <text:p>36295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74493">
            <text:p>374493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99905">
            <text:p>39990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60245">
            <text:p>260245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80657">
            <text:p>280657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06766">
            <text:p>30676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0351">
            <text:p>35035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98263">
            <text:p>398263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95949">
            <text:p>29594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13581">
            <text:p>31358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0534">
            <text:p>34053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22532">
            <text:p>322532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49339">
            <text:p>34933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3024">
            <text:p>36302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98266">
            <text:p>398266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62974">
            <text:p>362974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74497">
            <text:p>374497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15831">
            <text:p>415831</text:p>
          </table:table-cell>
          <table:table-cell office:value-type="string">
            <text:p>Bad</text:p>
          </table:table-cell>
          <table:table-cell office:value-type="string">
            <text:p>162-165</text:p>
          </table:table-cell>
          <table:table-cell office:value-type="string">
            <text:p>missing part of brain</text:p>
          </table:table-cell>
          <table:table-cell/>
        </table:table-row>
        <table:table-row table:style-name="ro1">
          <table:table-cell office:value-type="float" office:value="415830">
            <text:p>415830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05602">
            <text:p>305602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31729">
            <text:p>331729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58501">
            <text:p>35850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424748">
            <text:p>424748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06751">
            <text:p>30675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337518">
            <text:p>337518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97291">
            <text:p>297291</text:p>
          </table:table-cell>
          <table:table-cell office:value-type="string">
            <text:p>Good</text:p>
          </table:table-cell>
          <table:table-cell table:number-columns-repeated="3"/>
        </table:table-row>
        <table:table-row table:style-name="ro1">
          <table:table-cell office:value-type="float" office:value="280549">
            <text:p>280549</text:p>
          </table:table-cell>
          <table:table-cell office:value-type="string">
            <text:p>Good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lbany AMT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9/28/2015</text:date>, <text:time>12:3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sheng </meta:initial-creator>
    <meta:creation-date>2015-09-25T15:07:11</meta:creation-date>
    <dc:date>2015-09-28T12:34:37</dc:date>
    <dc:creator>Rensheng </dc:creator>
    <meta:editing-duration>PT1H24M43S</meta:editing-duration>
    <meta:editing-cycles>3</meta:editing-cycles>
    <meta:generator>LibreOffice/3.4$Unix LibreOffice_project/340m1$Build-1206</meta:generator>
    <meta:document-statistic meta:table-count="3" meta:cell-count="189" meta:object-count="0"/>
  </office:meta>
</office:document-meta>
</file>